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1.3854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" style:parent-style-name="DefaultParagraphFont" style:family="text">
      <style:text-properties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3" style:parent-style-name="DefaultParagraphFont" style:family="text">
      <style:text-properties fo:font-size="18pt" style:font-size-asian="18pt" style:font-size-complex="18pt"/>
    </style:style>
    <style:style style:name="T1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" style:parent-style-name="DefaultParagraphFont" style:family="text">
      <style:text-properties fo:font-size="18pt" style:font-size-asian="18pt" style:font-size-complex="18pt"/>
    </style:style>
    <style:style style:name="P1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7" style:parent-style-name="DefaultParagraphFont" style:family="text">
      <style:text-properties fo:font-size="18pt" style:font-size-asian="18pt" style:font-size-complex="18pt"/>
    </style:style>
    <style:style style:name="T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" style:parent-style-name="DefaultParagraphFont" style:family="text">
      <style:text-properties fo:font-size="18pt" style:font-size-asian="18pt" style:font-size-complex="18pt"/>
    </style:style>
    <style:style style:name="T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" style:parent-style-name="DefaultParagraphFont" style:family="text">
      <style:text-properties fo:font-size="18pt" style:font-size-asian="18pt" style:font-size-complex="18pt"/>
    </style:style>
    <style:style style:name="P22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4" style:parent-style-name="DefaultParagraphFont" style:family="text">
      <style:text-properties fo:font-size="18pt" style:font-size-asian="18pt" style:font-size-complex="18pt"/>
    </style:style>
    <style:style style:name="T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" style:parent-style-name="DefaultParagraphFont" style:family="text">
      <style:text-properties fo:font-size="18pt" style:font-size-asian="18pt" style:font-size-complex="18pt"/>
    </style:style>
    <style:style style:name="T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8" style:parent-style-name="DefaultParagraphFont" style:family="text">
      <style:text-properties fo:font-size="18pt" style:font-size-asian="18pt" style:font-size-complex="18pt"/>
    </style:style>
    <style:style style:name="P29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1" style:parent-style-name="DefaultParagraphFont" style:family="text">
      <style:text-properties fo:font-size="18pt" style:font-size-asian="18pt" style:font-size-complex="18pt"/>
    </style:style>
    <style:style style:name="T3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3" style:parent-style-name="DefaultParagraphFont" style:family="text">
      <style:text-properties fo:font-size="18pt" style:font-size-asian="18pt" style:font-size-complex="18pt"/>
    </style:style>
    <style:style style:name="P3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6" style:parent-style-name="DefaultParagraphFont" style:family="text">
      <style:text-properties fo:font-size="18pt" style:font-size-asian="18pt" style:font-size-complex="18pt"/>
    </style:style>
    <style:style style:name="T3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" style:parent-style-name="DefaultParagraphFont" style:family="text">
      <style:text-properties fo:font-size="18pt" style:font-size-asian="18pt" style:font-size-complex="18pt"/>
    </style:style>
    <style:style style:name="T3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0" style:parent-style-name="DefaultParagraphFont" style:family="text">
      <style:text-properties fo:font-size="18pt" style:font-size-asian="18pt" style:font-size-complex="18pt"/>
    </style:style>
    <style:style style:name="T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" style:parent-style-name="DefaultParagraphFont" style:family="text">
      <style:text-properties fo:font-size="18pt" style:font-size-asian="18pt" style:font-size-complex="18pt"/>
    </style:style>
    <style:style style:name="P43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5" style:parent-style-name="DefaultParagraphFont" style:family="text">
      <style:text-properties fo:font-size="18pt" style:font-size-asian="18pt" style:font-size-complex="18pt"/>
    </style:style>
    <style:style style:name="T4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" style:parent-style-name="DefaultParagraphFont" style:family="text">
      <style:text-properties fo:font-size="18pt" style:font-size-asian="18pt" style:font-size-complex="18pt"/>
    </style:style>
    <style:style style:name="T4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9" style:parent-style-name="DefaultParagraphFont" style:family="text">
      <style:text-properties fo:font-size="18pt" style:font-size-asian="18pt" style:font-size-complex="18pt"/>
    </style:style>
    <style:style style:name="T5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1" style:parent-style-name="DefaultParagraphFont" style:family="text">
      <style:text-properties fo:font-size="18pt" style:font-size-asian="18pt" style:font-size-complex="18pt"/>
    </style:style>
    <style:style style:name="P5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3" style:parent-style-name="DefaultParagraphFont" style:family="text">
      <style:text-properties fo:font-size="18pt" style:font-size-asian="18pt" style:font-size-complex="18pt"/>
    </style:style>
    <style:style style:name="T5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5" style:parent-style-name="DefaultParagraphFont" style:family="text">
      <style:text-properties fo:font-size="18pt" style:font-size-asian="18pt" style:font-size-complex="18pt"/>
    </style:style>
    <style:style style:name="P56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5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8" style:parent-style-name="DefaultParagraphFont" style:family="text">
      <style:text-properties fo:font-size="18pt" style:font-size-asian="18pt" style:font-size-complex="18pt"/>
    </style:style>
    <style:style style:name="T5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0" style:parent-style-name="DefaultParagraphFont" style:family="text">
      <style:text-properties fo:font-size="18pt" style:font-size-asian="18pt" style:font-size-complex="18pt"/>
    </style:style>
    <style:style style:name="T6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2" style:parent-style-name="DefaultParagraphFont" style:family="text">
      <style:text-properties fo:font-size="18pt" style:font-size-asian="18pt" style:font-size-complex="18pt"/>
    </style:style>
    <style:style style:name="T63" style:parent-style-name="DefaultParagraphFont" style:family="text">
      <style:text-properties fo:font-size="18pt" style:font-size-asian="18pt" style:font-size-complex="18pt"/>
    </style:style>
    <style:style style:name="P6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65" style:parent-style-name="DefaultParagraphFont" style:family="text">
      <style:text-properties fo:font-size="18pt" style:font-size-asian="18pt" style:font-size-complex="18pt"/>
    </style:style>
    <style:style style:name="T6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7" style:parent-style-name="DefaultParagraphFont" style:family="text">
      <style:text-properties fo:font-size="18pt" style:font-size-asian="18pt" style:font-size-complex="18pt"/>
    </style:style>
    <style:style style:name="T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69" style:parent-style-name="DefaultParagraphFont" style:family="text">
      <style:text-properties fo:font-size="18pt" style:font-size-asian="18pt" style:font-size-complex="18pt"/>
    </style:style>
    <style:style style:name="T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1" style:parent-style-name="DefaultParagraphFont" style:family="text">
      <style:text-properties fo:font-size="18pt" style:font-size-asian="18pt" style:font-size-complex="18pt"/>
    </style:style>
    <style:style style:name="P72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7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74" style:parent-style-name="DefaultParagraphFont" style:family="text">
      <style:text-properties fo:font-size="18pt" style:font-size-asian="18pt" style:font-size-complex="18pt"/>
    </style:style>
    <style:style style:name="T7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6" style:parent-style-name="DefaultParagraphFont" style:family="text">
      <style:text-properties fo:font-size="18pt" style:font-size-asian="18pt" style:font-size-complex="18pt"/>
    </style:style>
    <style:style style:name="T7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78" style:parent-style-name="DefaultParagraphFont" style:family="text">
      <style:text-properties fo:font-size="18pt" style:font-size-asian="18pt" style:font-size-complex="18pt"/>
    </style:style>
    <style:style style:name="T7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0" style:parent-style-name="DefaultParagraphFont" style:family="text">
      <style:text-properties fo:font-weight="bold" style:font-weight-asian="bold" style:font-weight-complex="bold" fo:font-size="18pt" style:font-size-asian="18pt" style:font-size-complex="18pt" style:text-underline-type="double" style:text-underline-style="solid" style:text-underline-width="auto" style:text-underline-mode="continuous"/>
    </style:style>
    <style:style style:name="T8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2" style:parent-style-name="DefaultParagraphFont" style:family="text">
      <style:text-properties fo:font-size="18pt" style:font-size-asian="18pt" style:font-size-complex="18pt"/>
    </style:style>
    <style:style style:name="T8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84" style:parent-style-name="DefaultParagraphFont" style:family="text">
      <style:text-properties fo:font-size="18pt" style:font-size-asian="18pt" style:font-size-complex="18pt"/>
    </style:style>
    <style:style style:name="P85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86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8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8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90" style:parent-style-name="DefaultParagraphFont" style:family="text">
      <style:text-properties fo:font-size="18pt" style:font-size-asian="18pt" style:font-size-complex="18pt"/>
    </style:style>
    <style:style style:name="T9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2" style:parent-style-name="DefaultParagraphFont" style:family="text">
      <style:text-properties fo:font-size="18pt" style:font-size-asian="18pt" style:font-size-complex="18pt"/>
    </style:style>
    <style:style style:name="P9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94" style:parent-style-name="DefaultParagraphFont" style:family="text">
      <style:text-properties fo:font-size="18pt" style:font-size-asian="18pt" style:font-size-complex="18pt"/>
    </style:style>
    <style:style style:name="T95" style:parent-style-name="DefaultParagraphFont" style:family="text">
      <style:text-properties fo:font-size="18pt" style:font-size-asian="18pt" style:font-size-complex="18pt"/>
    </style:style>
    <style:style style:name="T9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7" style:parent-style-name="DefaultParagraphFont" style:family="text">
      <style:text-properties fo:font-size="18pt" style:font-size-asian="18pt" style:font-size-complex="18pt"/>
    </style:style>
    <style:style style:name="T9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99" style:parent-style-name="DefaultParagraphFont" style:family="text">
      <style:text-properties fo:font-size="18pt" style:font-size-asian="18pt" style:font-size-complex="18pt"/>
    </style:style>
    <style:style style:name="P10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01" style:parent-style-name="DefaultParagraphFont" style:family="text">
      <style:text-properties fo:font-size="18pt" style:font-size-asian="18pt" style:font-size-complex="18pt"/>
    </style:style>
    <style:style style:name="T1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3" style:parent-style-name="DefaultParagraphFont" style:family="text">
      <style:text-properties fo:font-size="18pt" style:font-size-asian="18pt" style:font-size-complex="18pt"/>
    </style:style>
    <style:style style:name="T10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5" style:parent-style-name="DefaultParagraphFont" style:family="text">
      <style:text-properties fo:font-size="18pt" style:font-size-asian="18pt" style:font-size-complex="18pt"/>
    </style:style>
    <style:style style:name="T10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7" style:parent-style-name="DefaultParagraphFont" style:family="text">
      <style:text-properties fo:font-size="18pt" style:font-size-asian="18pt" style:font-size-complex="18pt"/>
    </style:style>
    <style:style style:name="T1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09" style:parent-style-name="DefaultParagraphFont" style:family="text">
      <style:text-properties fo:font-size="18pt" style:font-size-asian="18pt" style:font-size-complex="18pt"/>
    </style:style>
    <style:style style:name="T11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1" style:parent-style-name="DefaultParagraphFont" style:family="text">
      <style:text-properties fo:font-size="18pt" style:font-size-asian="18pt" style:font-size-complex="18pt"/>
    </style:style>
    <style:style style:name="T1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3" style:parent-style-name="DefaultParagraphFont" style:family="text">
      <style:text-properties fo:font-size="18pt" style:font-size-asian="18pt" style:font-size-complex="18pt"/>
    </style:style>
    <style:style style:name="P11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1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16" style:parent-style-name="DefaultParagraphFont" style:family="text">
      <style:text-properties fo:font-size="18pt" style:font-size-asian="18pt" style:font-size-complex="18pt"/>
    </style:style>
    <style:style style:name="T117" style:parent-style-name="DefaultParagraphFont" style:family="text">
      <style:text-properties fo:font-size="18pt" style:font-size-asian="18pt" style:font-size-complex="18pt"/>
    </style:style>
    <style:style style:name="T1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19" style:parent-style-name="DefaultParagraphFont" style:family="text">
      <style:text-properties fo:font-size="18pt" style:font-size-asian="18pt" style:font-size-complex="18pt"/>
    </style:style>
    <style:style style:name="T1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1" style:parent-style-name="DefaultParagraphFont" style:family="text">
      <style:text-properties fo:font-size="18pt" style:font-size-asian="18pt" style:font-size-complex="18pt"/>
    </style:style>
    <style:style style:name="T12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3" style:parent-style-name="DefaultParagraphFont" style:family="text">
      <style:text-properties fo:font-size="18pt" style:font-size-asian="18pt" style:font-size-complex="18pt"/>
    </style:style>
    <style:style style:name="P12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2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26" style:parent-style-name="DefaultParagraphFont" style:family="text">
      <style:text-properties fo:font-size="18pt" style:font-size-asian="18pt" style:font-size-complex="18pt"/>
    </style:style>
    <style:style style:name="T1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28" style:parent-style-name="DefaultParagraphFont" style:family="text">
      <style:text-properties fo:font-size="18pt" style:font-size-asian="18pt" style:font-size-complex="18pt"/>
    </style:style>
    <style:style style:name="T12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30" style:parent-style-name="DefaultParagraphFont" style:family="text">
      <style:text-properties fo:font-size="18pt" style:font-size-asian="18pt" style:font-size-complex="18pt"/>
    </style:style>
    <style:style style:name="T13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32" style:parent-style-name="DefaultParagraphFont" style:family="text">
      <style:text-properties fo:font-size="18pt" style:font-size-asian="18pt" style:font-size-complex="18pt"/>
    </style:style>
    <style:style style:name="P13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34" style:parent-style-name="DefaultParagraphFont" style:family="text">
      <style:text-properties fo:font-size="18pt" style:font-size-asian="18pt" style:font-size-complex="18pt"/>
    </style:style>
    <style:style style:name="T13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36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3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38" style:parent-style-name="DefaultParagraphFont" style:family="text">
      <style:text-properties fo:font-size="18pt" style:font-size-asian="18pt" style:font-size-complex="18pt"/>
    </style:style>
    <style:style style:name="T13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0" style:parent-style-name="DefaultParagraphFont" style:family="text">
      <style:text-properties fo:font-size="18pt" style:font-size-asian="18pt" style:font-size-complex="18pt"/>
    </style:style>
    <style:style style:name="T1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2" style:parent-style-name="DefaultParagraphFont" style:family="text">
      <style:text-properties fo:font-size="18pt" style:font-size-asian="18pt" style:font-size-complex="18pt"/>
    </style:style>
    <style:style style:name="P143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4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4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46" style:parent-style-name="DefaultParagraphFont" style:family="text">
      <style:text-properties fo:font-size="18pt" style:font-size-asian="18pt" style:font-size-complex="18pt"/>
    </style:style>
    <style:style style:name="T14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48" style:parent-style-name="DefaultParagraphFont" style:family="text">
      <style:text-properties fo:font-size="18pt" style:font-size-asian="18pt" style:font-size-complex="18pt"/>
    </style:style>
    <style:style style:name="T14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0" style:parent-style-name="DefaultParagraphFont" style:family="text">
      <style:text-properties fo:font-size="18pt" style:font-size-asian="18pt" style:font-size-complex="18pt"/>
    </style:style>
    <style:style style:name="P151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5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53" style:parent-style-name="DefaultParagraphFont" style:family="text">
      <style:text-properties fo:font-size="18pt" style:font-size-asian="18pt" style:font-size-complex="18pt"/>
    </style:style>
    <style:style style:name="T15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5" style:parent-style-name="DefaultParagraphFont" style:family="text">
      <style:text-properties fo:font-size="18pt" style:font-size-asian="18pt" style:font-size-complex="18pt"/>
    </style:style>
    <style:style style:name="T15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7" style:parent-style-name="DefaultParagraphFont" style:family="text">
      <style:text-properties fo:font-size="18pt" style:font-size-asian="18pt" style:font-size-complex="18pt"/>
    </style:style>
    <style:style style:name="T15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59" style:parent-style-name="DefaultParagraphFont" style:family="text">
      <style:text-properties fo:font-size="18pt" style:font-size-asian="18pt" style:font-size-complex="18pt"/>
    </style:style>
    <style:style style:name="P16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6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62" style:parent-style-name="DefaultParagraphFont" style:family="text">
      <style:text-properties fo:font-size="18pt" style:font-size-asian="18pt" style:font-size-complex="18pt"/>
    </style:style>
    <style:style style:name="T16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64" style:parent-style-name="DefaultParagraphFont" style:family="text">
      <style:text-properties fo:font-size="18pt" style:font-size-asian="18pt" style:font-size-complex="18pt"/>
    </style:style>
    <style:style style:name="T165" style:parent-style-name="DefaultParagraphFont" style:family="text">
      <style:text-properties fo:font-size="18pt" style:font-size-asian="18pt" style:font-size-complex="18pt"/>
    </style:style>
    <style:style style:name="T16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67" style:parent-style-name="DefaultParagraphFont" style:family="text">
      <style:text-properties fo:font-size="18pt" style:font-size-asian="18pt" style:font-size-complex="18pt"/>
    </style:style>
    <style:style style:name="P168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69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7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71" style:parent-style-name="DefaultParagraphFont" style:family="text">
      <style:text-properties fo:font-size="18pt" style:font-size-asian="18pt" style:font-size-complex="18pt"/>
    </style:style>
    <style:style style:name="T17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73" style:parent-style-name="DefaultParagraphFont" style:family="text">
      <style:text-properties fo:font-size="18pt" style:font-size-asian="18pt" style:font-size-complex="18pt"/>
    </style:style>
    <style:style style:name="P17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weight="bold" style:font-weight-asian="bold" style:font-weight-complex="bold" fo:font-size="18pt" style:font-size-asian="18pt" style:font-size-complex="18pt"/>
    </style:style>
    <style:style style:name="P175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7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7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17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79" style:parent-style-name="DefaultParagraphFont" style:family="text">
      <style:text-properties fo:font-size="18pt" style:font-size-asian="18pt" style:font-size-complex="18pt"/>
    </style:style>
    <style:style style:name="T18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1" style:parent-style-name="DefaultParagraphFont" style:family="text">
      <style:text-properties fo:font-size="18pt" style:font-size-asian="18pt" style:font-size-complex="18pt"/>
    </style:style>
    <style:style style:name="T18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3" style:parent-style-name="DefaultParagraphFont" style:family="text">
      <style:text-properties fo:font-size="18pt" style:font-size-asian="18pt" style:font-size-complex="18pt"/>
    </style:style>
    <style:style style:name="P18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85" style:parent-style-name="DefaultParagraphFont" style:family="text">
      <style:text-properties fo:font-size="18pt" style:font-size-asian="18pt" style:font-size-complex="18pt"/>
    </style:style>
    <style:style style:name="T18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7" style:parent-style-name="DefaultParagraphFont" style:family="text">
      <style:text-properties fo:font-size="18pt" style:font-size-asian="18pt" style:font-size-complex="18pt"/>
    </style:style>
    <style:style style:name="T18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89" style:parent-style-name="DefaultParagraphFont" style:family="text">
      <style:text-properties fo:font-size="18pt" style:font-size-asian="18pt" style:font-size-complex="18pt"/>
    </style:style>
    <style:style style:name="P19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91" style:parent-style-name="DefaultParagraphFont" style:family="text">
      <style:text-properties fo:font-size="18pt" style:font-size-asian="18pt" style:font-size-complex="18pt"/>
    </style:style>
    <style:style style:name="T19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193" style:parent-style-name="DefaultParagraphFont" style:family="text">
      <style:text-properties fo:font-size="18pt" style:font-size-asian="18pt" style:font-size-complex="18pt"/>
    </style:style>
    <style:style style:name="P19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95" style:parent-style-name="DefaultParagraphFont" style:family="text">
      <style:text-properties fo:font-size="18pt" style:font-size-asian="18pt" style:font-size-complex="18pt"/>
    </style:style>
    <style:style style:name="T19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19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19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199" style:parent-style-name="DefaultParagraphFont" style:family="text">
      <style:text-properties fo:font-size="18pt" style:font-size-asian="18pt" style:font-size-complex="18pt"/>
    </style:style>
    <style:style style:name="T20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1" style:parent-style-name="DefaultParagraphFont" style:family="text">
      <style:text-properties fo:font-size="18pt" style:font-size-asian="18pt" style:font-size-complex="18pt"/>
    </style:style>
    <style:style style:name="P20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03" style:parent-style-name="DefaultParagraphFont" style:family="text">
      <style:text-properties fo:font-size="18pt" style:font-size-asian="18pt" style:font-size-complex="18pt"/>
    </style:style>
    <style:style style:name="T20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05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0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07" style:parent-style-name="DefaultParagraphFont" style:family="text">
      <style:text-properties fo:font-size="18pt" style:font-size-asian="18pt" style:font-size-complex="18pt"/>
    </style:style>
    <style:style style:name="T2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09" style:parent-style-name="DefaultParagraphFont" style:family="text">
      <style:text-properties fo:font-size="18pt" style:font-size-asian="18pt" style:font-size-complex="18pt"/>
    </style:style>
    <style:style style:name="P21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11" style:parent-style-name="DefaultParagraphFont" style:family="text">
      <style:text-properties fo:font-size="18pt" style:font-size-asian="18pt" style:font-size-complex="18pt"/>
    </style:style>
    <style:style style:name="T2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13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1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1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1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17" style:parent-style-name="DefaultParagraphFont" style:family="text">
      <style:text-properties fo:font-size="18pt" style:font-size-asian="18pt" style:font-size-complex="18pt"/>
    </style:style>
    <style:style style:name="T2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19" style:parent-style-name="DefaultParagraphFont" style:family="text">
      <style:text-properties fo:font-size="18pt" style:font-size-asian="18pt" style:font-size-complex="18pt"/>
    </style:style>
    <style:style style:name="P22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21" style:parent-style-name="DefaultParagraphFont" style:family="text">
      <style:text-properties fo:font-size="18pt" style:font-size-asian="18pt" style:font-size-complex="18pt"/>
    </style:style>
    <style:style style:name="T22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23" style:parent-style-name="DefaultParagraphFont" style:family="text">
      <style:text-properties fo:font-size="18pt" style:font-size-asian="18pt" style:font-size-complex="18pt"/>
    </style:style>
    <style:style style:name="P22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25" style:parent-style-name="DefaultParagraphFont" style:family="text">
      <style:text-properties fo:font-size="18pt" style:font-size-asian="18pt" style:font-size-complex="18pt"/>
    </style:style>
    <style:style style:name="T22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2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2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29" style:parent-style-name="DefaultParagraphFont" style:family="text">
      <style:text-properties fo:font-size="18pt" style:font-size-asian="18pt" style:font-size-complex="18pt"/>
    </style:style>
    <style:style style:name="T23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31" style:parent-style-name="DefaultParagraphFont" style:family="text">
      <style:text-properties fo:font-size="18pt" style:font-size-asian="18pt" style:font-size-complex="18pt"/>
    </style:style>
    <style:style style:name="T23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33" style:parent-style-name="DefaultParagraphFont" style:family="text">
      <style:text-properties fo:font-size="18pt" style:font-size-asian="18pt" style:font-size-complex="18pt"/>
    </style:style>
    <style:style style:name="T23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35" style:parent-style-name="DefaultParagraphFont" style:family="text">
      <style:text-properties fo:font-size="18pt" style:font-size-asian="18pt" style:font-size-complex="18pt"/>
    </style:style>
    <style:style style:name="T23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37" style:parent-style-name="DefaultParagraphFont" style:family="text">
      <style:text-properties fo:font-size="18pt" style:font-size-asian="18pt" style:font-size-complex="18pt"/>
    </style:style>
    <style:style style:name="P23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39" style:parent-style-name="DefaultParagraphFont" style:family="text">
      <style:text-properties fo:font-size="18pt" style:font-size-asian="18pt" style:font-size-complex="18pt"/>
    </style:style>
    <style:style style:name="T24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2" style:parent-style-name="DefaultParagraphFont" style:family="text">
      <style:text-properties fo:font-size="18pt" style:font-size-asian="18pt" style:font-size-complex="18pt"/>
    </style:style>
    <style:style style:name="T24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4" style:parent-style-name="DefaultParagraphFont" style:family="text">
      <style:text-properties fo:font-size="18pt" style:font-size-asian="18pt" style:font-size-complex="18pt"/>
    </style:style>
    <style:style style:name="T245" style:parent-style-name="DefaultParagraphFont" style:family="text">
      <style:text-properties fo:font-style="italic" style:font-style-asian="italic" style:font-style-complex="italic" fo:font-size="18pt" style:font-size-asian="18pt" style:font-size-complex="18pt"/>
    </style:style>
    <style:style style:name="T246" style:parent-style-name="DefaultParagraphFont" style:family="text">
      <style:text-properties fo:font-size="18pt" style:font-size-asian="18pt" style:font-size-complex="18pt"/>
    </style:style>
    <style:style style:name="T24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48" style:parent-style-name="DefaultParagraphFont" style:family="text">
      <style:text-properties fo:font-size="18pt" style:font-size-asian="18pt" style:font-size-complex="18pt"/>
    </style:style>
    <style:style style:name="P249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50" style:parent-style-name="DefaultParagraphFont" style:family="text">
      <style:text-properties fo:font-size="18pt" style:font-size-asian="18pt" style:font-size-complex="18pt"/>
    </style:style>
    <style:style style:name="T25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52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5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54" style:parent-style-name="DefaultParagraphFont" style:family="text">
      <style:text-properties fo:font-size="18pt" style:font-size-asian="18pt" style:font-size-complex="18pt"/>
    </style:style>
    <style:style style:name="T25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56" style:parent-style-name="DefaultParagraphFont" style:family="text">
      <style:text-properties fo:font-size="18pt" style:font-size-asian="18pt" style:font-size-complex="18pt"/>
    </style:style>
    <style:style style:name="P25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58" style:parent-style-name="DefaultParagraphFont" style:family="text">
      <style:text-properties fo:font-size="18pt" style:font-size-asian="18pt" style:font-size-complex="18pt"/>
    </style:style>
    <style:style style:name="T25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6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6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62" style:parent-style-name="DefaultParagraphFont" style:family="text">
      <style:text-properties fo:font-size="18pt" style:font-size-asian="18pt" style:font-size-complex="18pt"/>
    </style:style>
    <style:style style:name="T26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64" style:parent-style-name="DefaultParagraphFont" style:family="text">
      <style:text-properties fo:font-size="18pt" style:font-size-asian="18pt" style:font-size-complex="18pt"/>
    </style:style>
    <style:style style:name="P26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66" style:parent-style-name="DefaultParagraphFont" style:family="text">
      <style:text-properties fo:font-size="18pt" style:font-size-asian="18pt" style:font-size-complex="18pt"/>
    </style:style>
    <style:style style:name="T26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68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69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70" style:parent-style-name="DefaultParagraphFont" style:family="text">
      <style:text-properties fo:font-size="18pt" style:font-size-asian="18pt" style:font-size-complex="18pt"/>
    </style:style>
    <style:style style:name="T27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2" style:parent-style-name="DefaultParagraphFont" style:family="text">
      <style:text-properties fo:font-size="18pt" style:font-size-asian="18pt" style:font-size-complex="18pt"/>
    </style:style>
    <style:style style:name="P27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74" style:parent-style-name="DefaultParagraphFont" style:family="text">
      <style:text-properties fo:font-size="18pt" style:font-size-asian="18pt" style:font-size-complex="18pt"/>
    </style:style>
    <style:style style:name="T27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7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27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7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7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8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81" style:parent-style-name="DefaultParagraphFont" style:family="text">
      <style:text-properties fo:font-size="18pt" style:font-size-asian="18pt" style:font-size-complex="18pt"/>
    </style:style>
    <style:style style:name="T28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83" style:parent-style-name="DefaultParagraphFont" style:family="text">
      <style:text-properties fo:font-size="18pt" style:font-size-asian="18pt" style:font-size-complex="18pt"/>
    </style:style>
    <style:style style:name="P28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85" style:parent-style-name="DefaultParagraphFont" style:family="text">
      <style:text-properties fo:font-size="18pt" style:font-size-asian="18pt" style:font-size-complex="18pt"/>
    </style:style>
    <style:style style:name="T28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87" style:parent-style-name="DefaultParagraphFont" style:family="text">
      <style:text-properties fo:font-size="18pt" style:font-size-asian="18pt" style:font-size-complex="18pt"/>
    </style:style>
    <style:style style:name="T28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89" style:parent-style-name="DefaultParagraphFont" style:family="text">
      <style:text-properties fo:font-size="18pt" style:font-size-asian="18pt" style:font-size-complex="18pt"/>
    </style:style>
    <style:style style:name="T29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91" style:parent-style-name="DefaultParagraphFont" style:family="text">
      <style:text-properties fo:font-size="18pt" style:font-size-asian="18pt" style:font-size-complex="18pt"/>
    </style:style>
    <style:style style:name="P292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29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294" style:parent-style-name="DefaultParagraphFont" style:family="text">
      <style:text-properties fo:font-size="18pt" style:font-size-asian="18pt" style:font-size-complex="18pt"/>
    </style:style>
    <style:style style:name="T29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96" style:parent-style-name="DefaultParagraphFont" style:family="text">
      <style:text-properties fo:font-size="18pt" style:font-size-asian="18pt" style:font-size-complex="18pt"/>
    </style:style>
    <style:style style:name="T297" style:parent-style-name="DefaultParagraphFont" style:family="text">
      <style:text-properties fo:font-size="18pt" style:font-size-asian="18pt" style:font-size-complex="18pt"/>
    </style:style>
    <style:style style:name="T29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299" style:parent-style-name="DefaultParagraphFont" style:family="text">
      <style:text-properties fo:font-size="18pt" style:font-size-asian="18pt" style:font-size-complex="18pt"/>
    </style:style>
    <style:style style:name="T30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1" style:parent-style-name="DefaultParagraphFont" style:family="text">
      <style:text-properties fo:font-size="18pt" style:font-size-asian="18pt" style:font-size-complex="18pt"/>
    </style:style>
    <style:style style:name="T3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3" style:parent-style-name="DefaultParagraphFont" style:family="text">
      <style:text-properties fo:font-size="18pt" style:font-size-asian="18pt" style:font-size-complex="18pt"/>
    </style:style>
    <style:style style:name="P30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0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06" style:parent-style-name="DefaultParagraphFont" style:family="text">
      <style:text-properties fo:font-size="18pt" style:font-size-asian="18pt" style:font-size-complex="18pt"/>
    </style:style>
    <style:style style:name="T30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08" style:parent-style-name="DefaultParagraphFont" style:family="text">
      <style:text-properties fo:font-size="18pt" style:font-size-asian="18pt" style:font-size-complex="18pt"/>
    </style:style>
    <style:style style:name="T30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10" style:parent-style-name="DefaultParagraphFont" style:family="text">
      <style:text-properties fo:font-size="18pt" style:font-size-asian="18pt" style:font-size-complex="18pt"/>
    </style:style>
    <style:style style:name="T31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12" style:parent-style-name="DefaultParagraphFont" style:family="text">
      <style:text-properties fo:font-size="18pt" style:font-size-asian="18pt" style:font-size-complex="18pt"/>
    </style:style>
    <style:style style:name="P31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14" style:parent-style-name="DefaultParagraphFont" style:family="text">
      <style:text-properties fo:font-size="18pt" style:font-size-asian="18pt" style:font-size-complex="18pt"/>
    </style:style>
    <style:style style:name="T31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1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17" style:parent-style-name="DefaultParagraphFont" style:family="text">
      <style:text-properties fo:font-size="18pt" style:font-size-asian="18pt" style:font-size-complex="18pt"/>
    </style:style>
    <style:style style:name="T31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19" style:parent-style-name="DefaultParagraphFont" style:family="text">
      <style:text-properties fo:font-size="18pt" style:font-size-asian="18pt" style:font-size-complex="18pt"/>
    </style:style>
    <style:style style:name="T32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1" style:parent-style-name="DefaultParagraphFont" style:family="text">
      <style:text-properties fo:font-size="18pt" style:font-size-asian="18pt" style:font-size-complex="18pt"/>
    </style:style>
    <style:style style:name="P32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23" style:parent-style-name="DefaultParagraphFont" style:family="text">
      <style:text-properties fo:font-size="18pt" style:font-size-asian="18pt" style:font-size-complex="18pt"/>
    </style:style>
    <style:style style:name="T324" style:parent-style-name="DefaultParagraphFont" style:family="text">
      <style:text-properties fo:font-size="18pt" style:font-size-asian="18pt" style:font-size-complex="18pt"/>
    </style:style>
    <style:style style:name="T32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6" style:parent-style-name="DefaultParagraphFont" style:family="text">
      <style:text-properties fo:font-size="18pt" style:font-size-asian="18pt" style:font-size-complex="18pt"/>
    </style:style>
    <style:style style:name="T3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28" style:parent-style-name="DefaultParagraphFont" style:family="text">
      <style:text-properties fo:font-size="18pt" style:font-size-asian="18pt" style:font-size-complex="18pt"/>
    </style:style>
    <style:style style:name="T32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30" style:parent-style-name="DefaultParagraphFont" style:family="text">
      <style:text-properties fo:font-size="18pt" style:font-size-asian="18pt" style:font-size-complex="18pt"/>
    </style:style>
    <style:style style:name="T33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32" style:parent-style-name="DefaultParagraphFont" style:family="text">
      <style:text-properties fo:font-size="18pt" style:font-size-asian="18pt" style:font-size-complex="18pt"/>
    </style:style>
    <style:style style:name="T33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34" style:parent-style-name="DefaultParagraphFont" style:family="text">
      <style:text-properties fo:font-size="18pt" style:font-size-asian="18pt" style:font-size-complex="18pt"/>
    </style:style>
    <style:style style:name="P335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3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37" style:parent-style-name="DefaultParagraphFont" style:family="text">
      <style:text-properties fo:font-size="18pt" style:font-size-asian="18pt" style:font-size-complex="18pt"/>
    </style:style>
    <style:style style:name="T33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39" style:parent-style-name="DefaultParagraphFont" style:family="text">
      <style:text-properties fo:font-size="18pt" style:font-size-asian="18pt" style:font-size-complex="18pt"/>
    </style:style>
    <style:style style:name="P34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41" style:parent-style-name="DefaultParagraphFont" style:family="text">
      <style:text-properties fo:font-size="18pt" style:font-size-asian="18pt" style:font-size-complex="18pt"/>
    </style:style>
    <style:style style:name="T34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43" style:parent-style-name="DefaultParagraphFont" style:family="text">
      <style:text-properties fo:font-size="18pt" style:font-size-asian="18pt" style:font-size-complex="18pt"/>
    </style:style>
    <style:style style:name="P34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45" style:parent-style-name="DefaultParagraphFont" style:family="text">
      <style:text-properties fo:font-size="18pt" style:font-size-asian="18pt" style:font-size-complex="18pt"/>
    </style:style>
    <style:style style:name="T34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4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4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49" style:parent-style-name="DefaultParagraphFont" style:family="text">
      <style:text-properties fo:font-size="18pt" style:font-size-asian="18pt" style:font-size-complex="18pt"/>
    </style:style>
    <style:style style:name="T35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51" style:parent-style-name="DefaultParagraphFont" style:family="text">
      <style:text-properties fo:font-size="18pt" style:font-size-asian="18pt" style:font-size-complex="18pt"/>
    </style:style>
    <style:style style:name="P35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53" style:parent-style-name="DefaultParagraphFont" style:family="text">
      <style:text-properties fo:font-size="18pt" style:font-size-asian="18pt" style:font-size-complex="18pt"/>
    </style:style>
    <style:style style:name="T35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355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5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57" style:parent-style-name="DefaultParagraphFont" style:family="text">
      <style:text-properties fo:font-size="18pt" style:font-size-asian="18pt" style:font-size-complex="18pt"/>
    </style:style>
    <style:style style:name="T35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59" style:parent-style-name="DefaultParagraphFont" style:family="text">
      <style:text-properties fo:font-size="18pt" style:font-size-asian="18pt" style:font-size-complex="18pt"/>
    </style:style>
    <style:style style:name="T36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1" style:parent-style-name="DefaultParagraphFont" style:family="text">
      <style:text-properties fo:font-size="18pt" style:font-size-asian="18pt" style:font-size-complex="18pt"/>
    </style:style>
    <style:style style:name="T36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3" style:parent-style-name="DefaultParagraphFont" style:family="text">
      <style:text-properties fo:font-size="18pt" style:font-size-asian="18pt" style:font-size-complex="18pt"/>
    </style:style>
    <style:style style:name="T36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5" style:parent-style-name="DefaultParagraphFont" style:family="text">
      <style:text-properties fo:font-size="18pt" style:font-size-asian="18pt" style:font-size-complex="18pt"/>
    </style:style>
    <style:style style:name="P36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67" style:parent-style-name="DefaultParagraphFont" style:family="text">
      <style:text-properties fo:font-size="18pt" style:font-size-asian="18pt" style:font-size-complex="18pt"/>
    </style:style>
    <style:style style:name="T36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69" style:parent-style-name="DefaultParagraphFont" style:family="text">
      <style:text-properties fo:font-size="18pt" style:font-size-asian="18pt" style:font-size-complex="18pt"/>
    </style:style>
    <style:style style:name="T37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1" style:parent-style-name="DefaultParagraphFont" style:family="text">
      <style:text-properties fo:font-size="18pt" style:font-size-asian="18pt" style:font-size-complex="18pt"/>
    </style:style>
    <style:style style:name="T37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3" style:parent-style-name="DefaultParagraphFont" style:family="text">
      <style:text-properties fo:font-size="18pt" style:font-size-asian="18pt" style:font-size-complex="18pt"/>
    </style:style>
    <style:style style:name="T37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5" style:parent-style-name="DefaultParagraphFont" style:family="text">
      <style:text-properties fo:font-size="18pt" style:font-size-asian="18pt" style:font-size-complex="18pt"/>
    </style:style>
    <style:style style:name="T37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7" style:parent-style-name="DefaultParagraphFont" style:family="text">
      <style:text-properties fo:font-size="18pt" style:font-size-asian="18pt" style:font-size-complex="18pt"/>
    </style:style>
    <style:style style:name="T37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79" style:parent-style-name="DefaultParagraphFont" style:family="text">
      <style:text-properties fo:font-size="18pt" style:font-size-asian="18pt" style:font-size-complex="18pt"/>
    </style:style>
    <style:style style:name="P38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81" style:parent-style-name="DefaultParagraphFont" style:family="text">
      <style:text-properties fo:font-size="18pt" style:font-size-asian="18pt" style:font-size-complex="18pt"/>
    </style:style>
    <style:style style:name="T38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3" style:parent-style-name="DefaultParagraphFont" style:family="text">
      <style:text-properties fo:font-size="18pt" style:font-size-asian="18pt" style:font-size-complex="18pt"/>
    </style:style>
    <style:style style:name="T38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5" style:parent-style-name="DefaultParagraphFont" style:family="text">
      <style:text-properties fo:font-size="18pt" style:font-size-asian="18pt" style:font-size-complex="18pt"/>
    </style:style>
    <style:style style:name="T38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7" style:parent-style-name="DefaultParagraphFont" style:family="text">
      <style:text-properties fo:font-size="18pt" style:font-size-asian="18pt" style:font-size-complex="18pt"/>
    </style:style>
    <style:style style:name="T38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89" style:parent-style-name="DefaultParagraphFont" style:family="text">
      <style:text-properties fo:font-size="18pt" style:font-size-asian="18pt" style:font-size-complex="18pt"/>
    </style:style>
    <style:style style:name="T39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91" style:parent-style-name="DefaultParagraphFont" style:family="text">
      <style:text-properties fo:font-size="18pt" style:font-size-asian="18pt" style:font-size-complex="18pt"/>
    </style:style>
    <style:style style:name="T39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93" style:parent-style-name="DefaultParagraphFont" style:family="text">
      <style:text-properties fo:font-size="18pt" style:font-size-asian="18pt" style:font-size-complex="18pt"/>
    </style:style>
    <style:style style:name="T39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395" style:parent-style-name="DefaultParagraphFont" style:family="text">
      <style:text-properties fo:font-size="18pt" style:font-size-asian="18pt" style:font-size-complex="18pt"/>
    </style:style>
    <style:style style:name="P396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9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39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39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40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01" style:parent-style-name="DefaultParagraphFont" style:family="text">
      <style:text-properties fo:font-size="18pt" style:font-size-asian="18pt" style:font-size-complex="18pt"/>
    </style:style>
    <style:style style:name="T40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03" style:parent-style-name="DefaultParagraphFont" style:family="text">
      <style:text-properties fo:font-size="18pt" style:font-size-asian="18pt" style:font-size-complex="18pt"/>
    </style:style>
    <style:style style:name="T40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05" style:parent-style-name="DefaultParagraphFont" style:family="text">
      <style:text-properties fo:font-size="18pt" style:font-size-asian="18pt" style:font-size-complex="18pt"/>
    </style:style>
    <style:style style:name="P406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07" style:parent-style-name="DefaultParagraphFont" style:family="text">
      <style:text-properties fo:font-size="18pt" style:font-size-asian="18pt" style:font-size-complex="18pt"/>
    </style:style>
    <style:style style:name="T4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09" style:parent-style-name="DefaultParagraphFont" style:family="text">
      <style:text-properties fo:font-size="18pt" style:font-size-asian="18pt" style:font-size-complex="18pt"/>
    </style:style>
    <style:style style:name="T41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11" style:parent-style-name="DefaultParagraphFont" style:family="text">
      <style:text-properties fo:font-size="18pt" style:font-size-asian="18pt" style:font-size-complex="18pt"/>
    </style:style>
    <style:style style:name="T41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13" style:parent-style-name="DefaultParagraphFont" style:family="text">
      <style:text-properties fo:font-size="18pt" style:font-size-asian="18pt" style:font-size-complex="18pt"/>
    </style:style>
    <style:style style:name="P41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1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16" style:parent-style-name="DefaultParagraphFont" style:family="text">
      <style:text-properties fo:font-size="18pt" style:font-size-asian="18pt" style:font-size-complex="18pt"/>
    </style:style>
    <style:style style:name="T41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18" style:parent-style-name="DefaultParagraphFont" style:family="text">
      <style:text-properties fo:font-size="18pt" style:font-size-asian="18pt" style:font-size-complex="18pt"/>
    </style:style>
    <style:style style:name="T41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0" style:parent-style-name="DefaultParagraphFont" style:family="text">
      <style:text-properties fo:font-size="18pt" style:font-size-asian="18pt" style:font-size-complex="18pt"/>
    </style:style>
    <style:style style:name="T42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2" style:parent-style-name="DefaultParagraphFont" style:family="text">
      <style:text-properties fo:font-size="18pt" style:font-size-asian="18pt" style:font-size-complex="18pt"/>
    </style:style>
    <style:style style:name="T42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24" style:parent-style-name="DefaultParagraphFont" style:family="text">
      <style:text-properties fo:font-size="18pt" style:font-size-asian="18pt" style:font-size-complex="18pt"/>
    </style:style>
    <style:style style:name="P42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26" style:parent-style-name="DefaultParagraphFont" style:family="text">
      <style:text-properties fo:font-size="18pt" style:font-size-asian="18pt" style:font-size-complex="18pt"/>
    </style:style>
    <style:style style:name="T42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428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29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30" style:parent-style-name="DefaultParagraphFont" style:family="text">
      <style:text-properties fo:font-size="18pt" style:font-size-asian="18pt" style:font-size-complex="18pt"/>
    </style:style>
    <style:style style:name="T43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32" style:parent-style-name="DefaultParagraphFont" style:family="text">
      <style:text-properties fo:font-size="18pt" style:font-size-asian="18pt" style:font-size-complex="18pt"/>
    </style:style>
    <style:style style:name="T43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34" style:parent-style-name="DefaultParagraphFont" style:family="text">
      <style:text-properties fo:font-size="18pt" style:font-size-asian="18pt" style:font-size-complex="18pt"/>
    </style:style>
    <style:style style:name="T43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36" style:parent-style-name="DefaultParagraphFont" style:family="text">
      <style:text-properties fo:font-size="18pt" style:font-size-asian="18pt" style:font-size-complex="18pt"/>
    </style:style>
    <style:style style:name="T43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38" style:parent-style-name="DefaultParagraphFont" style:family="text">
      <style:text-properties fo:font-size="18pt" style:font-size-asian="18pt" style:font-size-complex="18pt"/>
    </style:style>
    <style:style style:name="T43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40" style:parent-style-name="DefaultParagraphFont" style:family="text">
      <style:text-properties fo:font-size="18pt" style:font-size-asian="18pt" style:font-size-complex="18pt"/>
    </style:style>
    <style:style style:name="T44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42" style:parent-style-name="DefaultParagraphFont" style:family="text">
      <style:text-properties fo:font-size="18pt" style:font-size-asian="18pt" style:font-size-complex="18pt"/>
    </style:style>
    <style:style style:name="T44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44" style:parent-style-name="DefaultParagraphFont" style:family="text">
      <style:text-properties fo:font-size="18pt" style:font-size-asian="18pt" style:font-size-complex="18pt"/>
    </style:style>
    <style:style style:name="T44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46" style:parent-style-name="DefaultParagraphFont" style:family="text">
      <style:text-properties fo:font-size="18pt" style:font-size-asian="18pt" style:font-size-complex="18pt"/>
    </style:style>
    <style:style style:name="P44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48" style:parent-style-name="DefaultParagraphFont" style:family="text">
      <style:text-properties fo:font-size="18pt" style:font-size-asian="18pt" style:font-size-complex="18pt"/>
    </style:style>
    <style:style style:name="T44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5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51" style:parent-style-name="DefaultParagraphFont" style:family="text">
      <style:text-properties fo:font-size="18pt" style:font-size-asian="18pt" style:font-size-complex="18pt"/>
    </style:style>
    <style:style style:name="T45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53" style:parent-style-name="DefaultParagraphFont" style:family="text">
      <style:text-properties fo:font-size="18pt" style:font-size-asian="18pt" style:font-size-complex="18pt"/>
    </style:style>
    <style:style style:name="P454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5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5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45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5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59" style:parent-style-name="DefaultParagraphFont" style:family="text">
      <style:text-properties fo:font-size="18pt" style:font-size-asian="18pt" style:font-size-complex="18pt"/>
    </style:style>
    <style:style style:name="P46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6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62" style:parent-style-name="DefaultParagraphFont" style:family="text">
      <style:text-properties fo:font-size="18pt" style:font-size-asian="18pt" style:font-size-complex="18pt"/>
    </style:style>
    <style:style style:name="T46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64" style:parent-style-name="DefaultParagraphFont" style:family="text">
      <style:text-properties fo:font-size="18pt" style:font-size-asian="18pt" style:font-size-complex="18pt"/>
    </style:style>
    <style:style style:name="P465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66" style:parent-style-name="DefaultParagraphFont" style:family="text">
      <style:text-properties fo:font-size="18pt" style:font-size-asian="18pt" style:font-size-complex="18pt"/>
    </style:style>
    <style:style style:name="T467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68" style:parent-style-name="DefaultParagraphFont" style:family="text">
      <style:text-properties fo:font-size="18pt" style:font-size-asian="18pt" style:font-size-complex="18pt"/>
    </style:style>
    <style:style style:name="T46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0" style:parent-style-name="DefaultParagraphFont" style:family="text">
      <style:text-properties fo:font-size="18pt" style:font-size-asian="18pt" style:font-size-complex="18pt"/>
    </style:style>
    <style:style style:name="T471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2" style:parent-style-name="DefaultParagraphFont" style:family="text">
      <style:text-properties fo:font-size="18pt" style:font-size-asian="18pt" style:font-size-complex="18pt"/>
    </style:style>
    <style:style style:name="T473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4" style:parent-style-name="DefaultParagraphFont" style:family="text">
      <style:text-properties fo:font-size="18pt" style:font-size-asian="18pt" style:font-size-complex="18pt"/>
    </style:style>
    <style:style style:name="T47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76" style:parent-style-name="DefaultParagraphFont" style:family="text">
      <style:text-properties fo:font-size="18pt" style:font-size-asian="18pt" style:font-size-complex="18pt"/>
    </style:style>
    <style:style style:name="P477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78" style:parent-style-name="DefaultParagraphFont" style:family="text">
      <style:text-properties fo:font-size="18pt" style:font-size-asian="18pt" style:font-size-complex="18pt"/>
    </style:style>
    <style:style style:name="T479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48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8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82" style:parent-style-name="DefaultParagraphFont" style:family="text">
      <style:text-properties fo:font-size="18pt" style:font-size-asian="18pt" style:font-size-complex="18pt"/>
    </style:style>
    <style:style style:name="T483" style:parent-style-name="DefaultParagraphFont" style:family="text">
      <style:text-properties fo:font-size="18pt" style:font-size-asian="18pt" style:font-size-complex="18pt"/>
    </style:style>
    <style:style style:name="T48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85" style:parent-style-name="DefaultParagraphFont" style:family="text">
      <style:text-properties fo:font-size="18pt" style:font-size-asian="18pt" style:font-size-complex="18pt"/>
    </style:style>
    <style:style style:name="T48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87" style:parent-style-name="DefaultParagraphFont" style:family="text">
      <style:text-properties fo:font-size="18pt" style:font-size-asian="18pt" style:font-size-complex="18pt"/>
    </style:style>
    <style:style style:name="T48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89" style:parent-style-name="DefaultParagraphFont" style:family="text">
      <style:text-properties fo:font-size="18pt" style:font-size-asian="18pt" style:font-size-complex="18pt"/>
    </style:style>
    <style:style style:name="P490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91" style:parent-style-name="DefaultParagraphFont" style:family="text">
      <style:text-properties fo:font-size="18pt" style:font-size-asian="18pt" style:font-size-complex="18pt"/>
    </style:style>
    <style:style style:name="T492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493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94" style:parent-style-name="DefaultParagraphFont" style:family="text">
      <style:text-properties fo:font-size="18pt" style:font-size-asian="18pt" style:font-size-complex="18pt"/>
    </style:style>
    <style:style style:name="T495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496" style:parent-style-name="DefaultParagraphFont" style:family="text">
      <style:text-properties fo:font-size="18pt" style:font-size-asian="18pt" style:font-size-complex="18pt"/>
    </style:style>
    <style:style style:name="P497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49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499" style:parent-style-name="DefaultParagraphFont" style:family="text">
      <style:text-properties fo:font-size="18pt" style:font-size-asian="18pt" style:font-size-complex="18pt"/>
    </style:style>
    <style:style style:name="T500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P501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502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03" style:parent-style-name="DefaultParagraphFont" style:family="text">
      <style:text-properties fo:font-size="18pt" style:font-size-asian="18pt" style:font-size-complex="18pt"/>
    </style:style>
    <style:style style:name="T504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05" style:parent-style-name="DefaultParagraphFont" style:family="text">
      <style:text-properties fo:font-size="18pt" style:font-size-asian="18pt" style:font-size-complex="18pt"/>
    </style:style>
    <style:style style:name="T50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07" style:parent-style-name="DefaultParagraphFont" style:family="text">
      <style:text-properties fo:font-size="18pt" style:font-size-asian="18pt" style:font-size-complex="18pt"/>
    </style:style>
    <style:style style:name="T508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09" style:parent-style-name="DefaultParagraphFont" style:family="text">
      <style:text-properties fo:font-size="18pt" style:font-size-asian="18pt" style:font-size-complex="18pt"/>
    </style:style>
    <style:style style:name="P510" style:parent-style-name="Standard" style:family="paragraph">
      <style:paragraph-properties>
        <style:tab-stops>
          <style:tab-stop style:type="left" style:position="1.3854in"/>
        </style:tab-stops>
      </style:paragraph-properties>
      <style:text-properties fo:font-size="18pt" style:font-size-asian="18pt" style:font-size-complex="18pt"/>
    </style:style>
    <style:style style:name="P511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1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T51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514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15" style:parent-style-name="DefaultParagraphFont" style:family="text">
      <style:text-properties fo:font-size="18pt" style:font-size-asian="18pt" style:font-size-complex="18pt"/>
    </style:style>
    <style:style style:name="T516" style:parent-style-name="DefaultParagraphFont" style:family="text">
      <style:text-properties fo:font-weight="bold" style:font-weight-asian="bold" style:font-weight-complex="bold" fo:font-size="18pt" style:font-size-asian="18pt" style:font-size-complex="18pt"/>
    </style:style>
    <style:style style:name="T517" style:parent-style-name="DefaultParagraphFont" style:family="text">
      <style:text-properties fo:font-size="18pt" style:font-size-asian="18pt" style:font-size-complex="18pt"/>
    </style:style>
    <style:style style:name="P518" style:parent-style-name="Standard" style:family="paragraph">
      <style:paragraph-properties>
        <style:tab-stops>
          <style:tab-stop style:type="left" style:position="1.3854in"/>
        </style:tab-stops>
      </style:paragraph-properties>
    </style:style>
    <style:style style:name="T519" style:parent-style-name="DefaultParagraphFont" style:family="text">
      <style:text-properties fo:font-size="18pt" style:font-size-asian="18pt" style:font-size-complex="18pt"/>
    </style:style>
  </office:automatic-styles>
  <office:body>
    <office:text text:use-soft-page-breaks="true">
      <text:p text:style-name="P1">Slide 1:</text:p>
      <text:p text:style-name="P2"><text:span text:style-name="T3">UNIX</text:span><text:span text:style-name="T4"><text:s/></text:span><text:span text:style-name="T5">File</text:span><text:span text:style-name="T6">\and<text:s/></text:span><text:span text:style-name="T7">Directory</text:span><text:span text:style-name="T8"><text:s/></text:span><text:span text:style-name="T9">Structure</text:span></text:p>
      <text:p text:style-name="P10">&lt;&gt;</text:p>
      <text:p text:style-name="P11"><text:span text:style-name="T12">Files</text:span><text:span text:style-name="T13"><text:s/>and<text:s/></text:span><text:span text:style-name="T14">Directories</text:span><text:span text:style-name="T15"><text:s/>are arranged in a hierarchical fashion.</text:span></text:p>
      <text:p text:style-name="P16"><text:span text:style-name="T17">A<text:s/></text:span><text:span text:style-name="T18">Tree Structure</text:span><text:span text:style-name="T19">, the top of which is referred to as the r</text:span><text:span text:style-name="T20">oot</text:span><text:span text:style-name="T21">.</text:span></text:p>
      <text:p text:style-name="P22">&lt;&gt;</text:p>
      <text:p text:style-name="P23"><text:span text:style-name="T24">A<text:s/></text:span><text:span text:style-name="T25">Forward Slash</text:span><text:span text:style-name="T26"><text:s/>“</text:span><text:span text:style-name="T27">/</text:span><text:span text:style-name="T28">” is used to represent the root directory.</text:span></text:p>
      <text:p text:style-name="P29">&lt;&gt;</text:p>
      <text:p text:style-name="P30"><text:span text:style-name="T31">Directly under the<text:s/></text:span><text:span text:style-name="T32">root</text:span><text:span text:style-name="T33"><text:s/>directory are a number of directories, most dedicated to system files that need not concern us here.</text:span></text:p>
      <text:p text:style-name="P34">&lt;&gt;</text:p>
      <text:p text:style-name="P35"><text:span text:style-name="T36">Here we will discuss just the<text:s/></text:span><text:span text:style-name="T37">User Directories<text:s/></text:span><text:span text:style-name="T38">and<text:s/></text:span><text:span text:style-name="T39">Files</text:span><text:span text:style-name="T40"><text:s/>which are, conventionally, stored in the<text:s/></text:span><text:span text:style-name="T41">Directory /home</text:span><text:span text:style-name="T42">.</text:span></text:p>
      <text:p text:style-name="P43">&lt;&gt;</text:p>
      <text:p text:style-name="P44"><text:span text:style-name="T45">Imagine a system with just three users,<text:s/></text:span><text:span text:style-name="T46">tom</text:span><text:span text:style-name="T47">,<text:s/></text:span><text:span text:style-name="T48">dick</text:span><text:span text:style-name="T49"><text:s/>and<text:s/></text:span><text:span text:style-name="T50">fred</text:span><text:span text:style-name="T51">.</text:span></text:p>
      <text:p text:style-name="P52"><text:span text:style-name="T53">Each user is assigned a suitably named directory under<text:s/></text:span><text:span text:style-name="T54">/home</text:span><text:span text:style-name="T55">.</text:span></text:p>
      <text:p text:style-name="P56">&lt;&gt;</text:p>
      <text:p text:style-name="P57"><text:span text:style-name="T58">The shorthand for user home directories is a<text:s/></text:span><text:span text:style-name="T59">tilde</text:span><text:span text:style-name="T60"><text:s/>“</text:span><text:span text:style-name="T61">~</text:span><text:span text:style-name="T62">” prefixed<text:s/></text:span><text:span text:style-name="T63">to the user name.</text:span></text:p>
      <text:p text:style-name="P64"><text:span text:style-name="T65">In this case,<text:s/></text:span><text:span text:style-name="T66">~tom</text:span><text:span text:style-name="T67">,<text:s/></text:span><text:span text:style-name="T68">~dick</text:span><text:span text:style-name="T69"><text:s/>and<text:s/></text:span><text:span text:style-name="T70">~fred</text:span><text:span text:style-name="T71">.</text:span></text:p>
      <text:p text:style-name="P72">&lt;&gt;</text:p>
      <text:p text:style-name="P73"><text:span text:style-name="T74">The<text:s/></text:span><text:span text:style-name="T75">Directories</text:span><text:span text:style-name="T76"><text:s/>and<text:s/></text:span><text:span text:style-name="T77">Files</text:span><text:span text:style-name="T78"><text:s/>within each<text:s/></text:span><text:span text:style-name="T79">User Home<text:s/></text:span><text:span text:style-name="T80">D</text:span><text:span text:style-name="T81">irectory</text:span><text:span text:style-name="T82"><text:s/>are entirely the responsibility of the corresponding<text:s/></text:span><text:span text:style-name="T83">User</text:span><text:span text:style-name="T84">.</text:span></text:p>
      <text:p text:style-name="P85">&lt;&gt;</text:p>
      <text:p text:style-name="P86">&lt;&gt;</text:p>
      <text:p text:style-name="P87"><text:span text:style-name="T88">Slide 2:</text:span></text:p>
      <text:p text:style-name="P89"><text:span text:style-name="T90">Consider now<text:s/></text:span><text:span text:style-name="T91">Absolute File References</text:span><text:span text:style-name="T92">.</text:span></text:p>
      <text:p text:style-name="P93"><text:span text:style-name="T94">In this context, I<text:s/></text:span><text:span text:style-name="T95">mean any way to refer uniquely to a particular file or directory that is independent of the<text:s/></text:span><text:span text:style-name="T96">User</text:span><text:span text:style-name="T97"><text:s/>or his<text:s/></text:span><text:span text:style-name="T98">Current Working Directory</text:span><text:span text:style-name="T99">.</text:span></text:p>
      <text:p text:style-name="P100"><text:span text:style-name="T101">A<text:s/></text:span><text:span text:style-name="T102">User</text:span><text:span text:style-name="T103">’s<text:s/></text:span><text:span text:style-name="T104">Current Working Directory</text:span><text:span text:style-name="T105"><text:s/>being the<text:s/></text:span><text:span text:style-name="T106">Directory</text:span><text:span text:style-name="T107"><text:s/>in which <text:s/>that<text:s/></text:span><text:span text:style-name="T108">User</text:span><text:span text:style-name="T109"><text:s/>is<text:s/></text:span><text:span text:style-name="T110">Currently</text:span><text:span text:style-name="T111"><text:s/></text:span><text:span text:style-name="T112">Working</text:span><text:span text:style-name="T113">.</text:span></text:p>
      <text:p text:style-name="P114">&lt;&gt;</text:p>
      <text:p text:style-name="P115"><text:span text:style-name="T116">Consider the file<text:s/></text:span><text:span text:style-name="T117">called<text:s/></text:span><text:span text:style-name="T118">e</text:span><text:span text:style-name="T119"><text:s/>in the directory<text:s/></text:span><text:span text:style-name="T120">d1</text:span><text:span text:style-name="T121"><text:s/>of the user<text:s/></text:span><text:span text:style-name="T122">dick</text:span><text:span text:style-name="T123">.</text:span></text:p>
      <text:p text:style-name="P124">&lt;&gt;</text:p>
      <text:p text:style-name="P125"><text:span text:style-name="T126">The address of this file starting at the fixed point<text:s/></text:span><text:span text:style-name="T127">root</text:span><text:span text:style-name="T128"><text:s/>would be<text:s/></text:span><text:span text:style-name="T129">Forward Slash</text:span><text:span text:style-name="T130"><text:s/>“</text:span><text:span text:style-name="T131">/</text:span><text:span text:style-name="T132">”:</text:span></text:p>
      <text:p text:style-name="P133"><text:span text:style-name="T134"><text:s text:c="9"/></text:span><text:span text:style-name="T135"><text:s/>/</text:span></text:p>
      <text:soft-page-break/>
      <text:p text:style-name="P136">&lt;&gt;</text:p>
      <text:p text:style-name="P137"><text:span text:style-name="T138">Then on to the<text:s/></text:span><text:span text:style-name="T139">User</text:span><text:span text:style-name="T140"><text:s/>master directory<text:s/></text:span><text:span text:style-name="T141">home</text:span><text:span text:style-name="T142">.</text:span></text:p>
      <text:p text:style-name="P143"><text:tab/>/home</text:p>
      <text:p text:style-name="P144">&lt;&gt;</text:p>
      <text:p text:style-name="P145"><text:span text:style-name="T146">Then on to the<text:s/></text:span><text:span text:style-name="T147">home</text:span><text:span text:style-name="T148"><text:s/>directory specific to<text:s/></text:span><text:span text:style-name="T149">dick</text:span><text:span text:style-name="T150">.</text:span></text:p>
      <text:p text:style-name="P151"><text:tab/>/home/dick</text:p>
      <text:p text:style-name="P152"><text:span text:style-name="T153">Note that<text:s/></text:span><text:span text:style-name="T154">Forward Slash</text:span><text:span text:style-name="T155"><text:s/>“</text:span><text:span text:style-name="T156">/</text:span><text:span text:style-name="T157">” is used to separate the sections of an address as well as referring to the<text:s/></text:span><text:span text:style-name="T158">root</text:span><text:span text:style-name="T159"><text:s/>directory.</text:span></text:p>
      <text:p text:style-name="P160">&lt;&gt;</text:p>
      <text:p text:style-name="P161"><text:span text:style-name="T162">Within<text:s/></text:span><text:span text:style-name="T163">dick</text:span><text:span text:style-name="T164">’s home directory, hea</text:span><text:span text:style-name="T165">d for<text:s/></text:span><text:span text:style-name="T166">d1</text:span><text:span text:style-name="T167">.</text:span></text:p>
      <text:p text:style-name="P168"><text:tab/>/home/dick/d1</text:p>
      <text:p text:style-name="P169">&lt;&gt;</text:p>
      <text:p text:style-name="P170"><text:span text:style-name="T171">and finally indicate the target file<text:s/></text:span><text:span text:style-name="T172">e</text:span><text:span text:style-name="T173">.</text:span></text:p>
      <text:p text:style-name="P174"><text:tab/>/home/dick/d1/e</text:p>
      <text:p text:style-name="P175">&lt;&gt;</text:p>
      <text:p text:style-name="P176"><text:span text:style-name="T177">Slide 3:</text:span></text:p>
      <text:p text:style-name="P178"><text:span text:style-name="T179">Alternatively, a<text:s/></text:span><text:span text:style-name="T180">User Home Directory</text:span><text:span text:style-name="T181"><text:s/>could be used as an<text:s/></text:span><text:span text:style-name="T182">Absolute</text:span><text:span text:style-name="T183"><text:s/>starting point for a file or directory address.</text:span></text:p>
      <text:p text:style-name="P184"><text:span text:style-name="T185">For example,<text:s/></text:span><text:span text:style-name="T186">~dick</text:span><text:span text:style-name="T187"><text:s/>has a constant interpretation for all users at all times as long as the user<text:s/></text:span><text:span text:style-name="T188">dick</text:span><text:span text:style-name="T189"><text:s/>exists.</text:span></text:p>
      <text:p text:style-name="P190"><text:span text:style-name="T191">So starting from<text:s/></text:span><text:span text:style-name="T192">~dick</text:span><text:span text:style-name="T193">.</text:span></text:p>
      <text:p text:style-name="P194"><text:span text:style-name="T195"><text:tab/></text:span><text:span text:style-name="T196">~dick</text:span></text:p>
      <text:p text:style-name="P197">&lt;&gt;</text:p>
      <text:p text:style-name="P198"><text:span text:style-name="T199">travel down into<text:s/></text:span><text:span text:style-name="T200">d1</text:span><text:span text:style-name="T201">.</text:span></text:p>
      <text:p text:style-name="P202"><text:span text:style-name="T203"><text:tab/></text:span><text:span text:style-name="T204">~dick/d1</text:span></text:p>
      <text:p text:style-name="P205">&lt;&gt;</text:p>
      <text:p text:style-name="P206"><text:span text:style-name="T207">and again on to the target file<text:s/></text:span><text:span text:style-name="T208">e</text:span><text:span text:style-name="T209">.</text:span></text:p>
      <text:p text:style-name="P210"><text:span text:style-name="T211"><text:tab/></text:span><text:span text:style-name="T212">~dick/d1/e</text:span></text:p>
      <text:p text:style-name="P213">&lt;&gt;</text:p>
      <text:p text:style-name="P214"><text:span text:style-name="T215">Slide 4:</text:span></text:p>
      <text:p text:style-name="P216"><text:span text:style-name="T217">Any<text:s/></text:span><text:span text:style-name="T218">User Home Directory</text:span><text:span text:style-name="T219"><text:s/>could be used.</text:span></text:p>
      <text:p text:style-name="P220"><text:span text:style-name="T221">For example,<text:s/></text:span><text:span text:style-name="T222">~fred</text:span><text:span text:style-name="T223">.</text:span></text:p>
      <text:p text:style-name="P224"><text:span text:style-name="T225"><text:tab/></text:span><text:span text:style-name="T226">~fred</text:span></text:p>
      <text:p text:style-name="P227">&lt;&gt;</text:p>
      <text:p text:style-name="P228"><text:span text:style-name="T229">In order to get to anything in the home directory of<text:s/></text:span><text:span text:style-name="T230">dick</text:span><text:span text:style-name="T231">, starting from the home directory of<text:s/></text:span><text:span text:style-name="T232">fred</text:span><text:span text:style-name="T233">, it is necessary to go<text:s/></text:span><text:span text:style-name="T234">UP</text:span><text:span text:style-name="T235"><text:s/>a directory (to the directory<text:s/></text:span><text:span text:style-name="T236">/home</text:span><text:span text:style-name="T237">).</text:span></text:p>
      <text:soft-page-break/>
      <text:p text:style-name="P238"><text:span text:style-name="T239">To do this, use the convention that<text:s/></text:span><text:span text:style-name="T240">Doubl</text:span><text:span text:style-name="T241">e Dot</text:span><text:span text:style-name="T242"><text:s/>“</text:span><text:span text:style-name="T243">..</text:span><text:span text:style-name="T244">” stands for “</text:span><text:span text:style-name="T245">the directory above the current directory</text:span><text:span text:style-name="T246">” (in this case<text:s/></text:span><text:span text:style-name="T247">/home</text:span><text:span text:style-name="T248">).</text:span></text:p>
      <text:p text:style-name="P249"><text:span text:style-name="T250"><text:tab/></text:span><text:span text:style-name="T251">~fred/..</text:span></text:p>
      <text:p text:style-name="P252">&lt;&gt;</text:p>
      <text:p text:style-name="P253"><text:span text:style-name="T254">Now simply go down into the home of<text:s/></text:span><text:span text:style-name="T255">dick</text:span><text:span text:style-name="T256">.</text:span></text:p>
      <text:p text:style-name="P257"><text:span text:style-name="T258"><text:tab/></text:span><text:span text:style-name="T259">~fred/../dick</text:span></text:p>
      <text:p text:style-name="P260">&lt;&gt;</text:p>
      <text:p text:style-name="P261"><text:span text:style-name="T262">and on into<text:s/></text:span><text:span text:style-name="T263">d1</text:span><text:span text:style-name="T264">.</text:span></text:p>
      <text:p text:style-name="P265"><text:span text:style-name="T266"><text:tab/></text:span><text:span text:style-name="T267">~fred/../dick/d1</text:span></text:p>
      <text:p text:style-name="P268">&lt;&gt;</text:p>
      <text:p text:style-name="P269"><text:span text:style-name="T270">and again on to the target file<text:s/></text:span><text:span text:style-name="T271">e</text:span><text:span text:style-name="T272">.</text:span></text:p>
      <text:p text:style-name="P273"><text:span text:style-name="T274"><text:tab/></text:span><text:span text:style-name="T275">~fred/../</text:span><text:span text:style-name="T276">dick/d1/e</text:span></text:p>
      <text:p text:style-name="P277">&lt;&gt;</text:p>
      <text:p text:style-name="P278"><text:span text:style-name="T279">Slide 5:</text:span></text:p>
      <text:p text:style-name="P280"><text:span text:style-name="T281">Consider next<text:s/></text:span><text:span text:style-name="T282">Relative File References</text:span><text:span text:style-name="T283">.</text:span></text:p>
      <text:p text:style-name="P284"><text:span text:style-name="T285">That is, file addresses that are dependant upon the<text:s/></text:span><text:span text:style-name="T286">User</text:span><text:span text:style-name="T287"><text:s/>referencing the file or directory and/or the<text:s/></text:span><text:span text:style-name="T288">Current Working Directory</text:span><text:span text:style-name="T289"><text:s/>of that<text:s/></text:span><text:span text:style-name="T290">User</text:span><text:span text:style-name="T291">.</text:span></text:p>
      <text:p text:style-name="P292">&lt;&gt;</text:p>
      <text:p text:style-name="P293"><text:span text:style-name="T294">Consider the user<text:s/></text:span><text:span text:style-name="T295">dick</text:span><text:span text:style-name="T296">, who has just logged</text:span><text:span text:style-name="T297"><text:s/>in and so has his<text:s/></text:span><text:span text:style-name="T298">Home Directory<text:s/></text:span><text:span text:style-name="T299">(</text:span><text:span text:style-name="T300">~dick</text:span><text:span text:style-name="T301">) as his<text:s/></text:span><text:span text:style-name="T302">Current Working Directory</text:span><text:span text:style-name="T303">.</text:span></text:p>
      <text:p text:style-name="P304">&lt;&gt;</text:p>
      <text:p text:style-name="P305"><text:span text:style-name="T306">Any user may refer to his own<text:s/></text:span><text:span text:style-name="T307">Home Directory</text:span><text:span text:style-name="T308"><text:s/>just as “</text:span><text:span text:style-name="T309">~</text:span><text:span text:style-name="T310">”, the<text:s/></text:span><text:span text:style-name="T311">User Name</text:span><text:span text:style-name="T312"><text:s/>being implied.</text:span></text:p>
      <text:p text:style-name="P313"><text:span text:style-name="T314"><text:tab/></text:span><text:span text:style-name="T315">~</text:span></text:p>
      <text:p text:style-name="P316"><text:span text:style-name="T317">As the<text:s/></text:span><text:span text:style-name="T318">User Name</text:span><text:span text:style-name="T319"><text:s/>is implied, the address is now<text:s/></text:span><text:span text:style-name="T320">Relative</text:span><text:span text:style-name="T321"><text:s/>to the user.</text:span></text:p>
      <text:p text:style-name="P322"><text:span text:style-name="T323">The<text:s/></text:span><text:span text:style-name="T324">directory referred to by just<text:s/></text:span><text:span text:style-name="T325">~</text:span><text:span text:style-name="T326"><text:s/>will depend whether the<text:s/></text:span><text:span text:style-name="T327">User</text:span><text:span text:style-name="T328"><text:s/>is<text:s/></text:span><text:span text:style-name="T329">tom</text:span><text:span text:style-name="T330">,<text:s/></text:span><text:span text:style-name="T331">dick</text:span><text:span text:style-name="T332"><text:s/>or<text:s/></text:span><text:span text:style-name="T333">fred</text:span><text:span text:style-name="T334">.</text:span></text:p>
      <text:p text:style-name="P335">&lt;&gt;</text:p>
      <text:p text:style-name="P336"><text:span text:style-name="T337">To get to<text:s/></text:span><text:span text:style-name="T338">e</text:span><text:span text:style-name="T339">, the tricks are much as before.</text:span></text:p>
      <text:p text:style-name="P340"><text:span text:style-name="T341">First slide down to<text:s/></text:span><text:span text:style-name="T342">d1</text:span><text:span text:style-name="T343">.</text:span></text:p>
      <text:p text:style-name="P344"><text:span text:style-name="T345"><text:tab/></text:span><text:span text:style-name="T346">~/d1</text:span></text:p>
      <text:p text:style-name="P347">&lt;&gt;</text:p>
      <text:p text:style-name="P348"><text:span text:style-name="T349">and then shimmy on to<text:s/></text:span><text:span text:style-name="T350">e</text:span><text:span text:style-name="T351"><text:s/>itself.</text:span></text:p>
      <text:p text:style-name="P352"><text:span text:style-name="T353"><text:tab/></text:span><text:span text:style-name="T354">~/d1/e</text:span></text:p>
      <text:p text:style-name="P355">&lt;&gt;</text:p>
      <text:p text:style-name="P356"><text:span text:style-name="T357">Was<text:s/></text:span><text:span text:style-name="T358">tom</text:span><text:span text:style-name="T359"><text:s/>to log on, for him,<text:s/></text:span><text:span text:style-name="T360">~</text:span><text:span text:style-name="T361"><text:s/>would refer to<text:s/></text:span><text:span text:style-name="T362">~tom</text:span><text:span text:style-name="T363"><text:s/>and not<text:s/></text:span><text:span text:style-name="T364">~dick</text:span><text:span text:style-name="T365">.</text:span></text:p>
      <text:soft-page-break/>
      <text:p text:style-name="P366"><text:span text:style-name="T367">If<text:s/></text:span><text:span text:style-name="T368">tom</text:span><text:span text:style-name="T369"><text:s/>sneakily renamed his files so there was a file called<text:s/></text:span><text:span text:style-name="T370">e</text:span><text:span text:style-name="T371"><text:s/>in a directory called<text:s/></text:span><text:span text:style-name="T372">d1</text:span><text:span text:style-name="T373">,<text:s/></text:span><text:span text:style-name="T374">~/d1/e</text:span><text:span text:style-name="T375"><text:s/>would not refer to the same file for<text:s/></text:span><text:span text:style-name="T376">tom</text:span><text:span text:style-name="T377"><text:s/>as it would for<text:s/></text:span><text:span text:style-name="T378">dick</text:span><text:span text:style-name="T379">!</text:span></text:p>
      <text:p text:style-name="P380"><text:span text:style-name="T381">Had<text:s/></text:span><text:span text:style-name="T382">tom</text:span><text:span text:style-name="T383"><text:s/>neglected to copy the file naming strategies of<text:s/></text:span><text:span text:style-name="T384">dick</text:span><text:span text:style-name="T385">,<text:s/></text:span><text:span text:style-name="T386">~/d1/e</text:span><text:span text:style-name="T387"><text:s/>would be meaningless<text:s/></text:span><text:span text:style-name="T388">Relative</text:span><text:span text:style-name="T389"><text:s/>to<text:s/></text:span><text:span text:style-name="T390">tom</text:span><text:span text:style-name="T391"><text:s/>but still useful<text:s/></text:span><text:span text:style-name="T392">Relative</text:span><text:span text:style-name="T393"><text:s/>to<text:s/></text:span><text:span text:style-name="T394">dick</text:span><text:span text:style-name="T395">.</text:span></text:p>
      <text:p text:style-name="P396">&lt;&gt;</text:p>
      <text:p text:style-name="P397">&lt;&gt;</text:p>
      <text:p text:style-name="P398"><text:span text:style-name="T399">Slide 6:</text:span></text:p>
      <text:p text:style-name="P400"><text:span text:style-name="T401">Consider<text:s/></text:span><text:span text:style-name="T402">dick</text:span><text:span text:style-name="T403"><text:s/>logging in once more, and then making his<text:s/></text:span><text:span text:style-name="T404">Current Working Directory d1</text:span><text:span text:style-name="T405">.</text:span></text:p>
      <text:p text:style-name="P406"><text:span text:style-name="T407">The shorthand for the C</text:span><text:span text:style-name="T408">urrent Working Directory</text:span><text:span text:style-name="T409">, is a<text:s/></text:span><text:span text:style-name="T410">Single Dot</text:span><text:span text:style-name="T411"><text:s/>“</text:span><text:span text:style-name="T412">.</text:span><text:span text:style-name="T413">”.</text:span></text:p>
      <text:p text:style-name="P414">&lt;&gt;</text:p>
      <text:p text:style-name="P415"><text:span text:style-name="T416">So the address of<text:s/></text:span><text:span text:style-name="T417">e</text:span><text:span text:style-name="T418">,<text:s/></text:span><text:span text:style-name="T419">Relative</text:span><text:span text:style-name="T420"><text:s/>to the<text:s/></text:span><text:span text:style-name="T421">Current Working Directory</text:span><text:span text:style-name="T422"><text:s/>becomes<text:s/></text:span><text:span text:style-name="T423">./e</text:span><text:span text:style-name="T424">.</text:span></text:p>
      <text:p text:style-name="P425"><text:span text:style-name="T426"><text:tab/></text:span><text:span text:style-name="T427">./e</text:span></text:p>
      <text:p text:style-name="P428">&lt;&gt;</text:p>
      <text:p text:style-name="P429"><text:span text:style-name="T430">For any address that does not explicitly begin with a<text:s/></text:span><text:span text:style-name="T431">Forward Slash</text:span><text:span text:style-name="T432"><text:s/>“</text:span><text:span text:style-name="T433">/</text:span><text:span text:style-name="T434">”,<text:s/></text:span><text:span text:style-name="T435">tilde</text:span><text:span text:style-name="T436"><text:s/>“</text:span><text:span text:style-name="T437">~</text:span><text:span text:style-name="T438">” or<text:s/></text:span><text:span text:style-name="T439">Single Dot</text:span><text:span text:style-name="T440"><text:s/>“</text:span><text:span text:style-name="T441">.</text:span><text:span text:style-name="T442">”, a<text:s/></text:span><text:span text:style-name="T443">Single Dot</text:span><text:span text:style-name="T444"><text:s/>“</text:span><text:span text:style-name="T445">.</text:span><text:span text:style-name="T446">” is assumed.</text:span></text:p>
      <text:p text:style-name="P447"><text:span text:style-name="T448">Thus the<text:s/></text:span><text:span text:style-name="T449">Relative Address<text:s/></text:span><text:span text:style-name="T450">./e</text:span><text:span text:style-name="T451"><text:s/>is exactly equivalent to just<text:s/></text:span><text:span text:style-name="T452">e</text:span><text:span text:style-name="T453">.</text:span></text:p>
      <text:p text:style-name="P454">&lt;&gt;</text:p>
      <text:p text:style-name="P455"><text:span text:style-name="T456">Slide 7:</text:span></text:p>
      <text:p text:style-name="P457"><text:span text:style-name="T458">dick</text:span><text:span text:style-name="T459"><text:s/>logs in once more.</text:span></text:p>
      <text:p text:style-name="P460">&lt;&gt;</text:p>
      <text:p text:style-name="P461"><text:span text:style-name="T462">This time he makes his<text:s/></text:span><text:span text:style-name="T463">Working Directory d2</text:span><text:span text:style-name="T464">.</text:span></text:p>
      <text:p text:style-name="P465"><text:span text:style-name="T466">As before, to reference<text:s/></text:span><text:span text:style-name="T467">e Relative</text:span><text:span text:style-name="T468"><text:s/>to the<text:s/></text:span><text:span text:style-name="T469">Current Working Directory</text:span><text:span text:style-name="T470">, the<text:s/></text:span><text:span text:style-name="T471">Address</text:span><text:span text:style-name="T472"><text:s/>begins with a<text:s/></text:span><text:span text:style-name="T473">Single Dot</text:span><text:span text:style-name="T474"><text:s/>“</text:span><text:span text:style-name="T475">.</text:span><text:span text:style-name="T476">”.</text:span></text:p>
      <text:p text:style-name="P477"><text:span text:style-name="T478"><text:tab/></text:span><text:span text:style-name="T479">.</text:span></text:p>
      <text:p text:style-name="P480">&lt;&gt;</text:p>
      <text:p text:style-name="P481"><text:span text:style-name="T482">Followed<text:s/></text:span><text:span text:style-name="T483">by a<text:s/></text:span><text:span text:style-name="T484">Double Dot</text:span><text:span text:style-name="T485"><text:s/>to get back to<text:s/></text:span><text:span text:style-name="T486">dick</text:span><text:span text:style-name="T487">’s<text:s/></text:span><text:span text:style-name="T488">Home Directory</text:span><text:span text:style-name="T489">.</text:span></text:p>
      <text:p text:style-name="P490"><text:span text:style-name="T491"><text:tab/></text:span><text:span text:style-name="T492">./..</text:span></text:p>
      <text:p text:style-name="P493"><text:span text:style-name="T494">And then the well worn path<text:s/></text:span><text:span text:style-name="T495">d1/e</text:span><text:span text:style-name="T496"><text:s/>to get to the target file.</text:span></text:p>
      <text:p text:style-name="P497"/>
      <text:p text:style-name="P498"><text:span text:style-name="T499"><text:tab/></text:span><text:span text:style-name="T500">./../d1/e</text:span></text:p>
      <text:p text:style-name="P501">&lt;&gt;</text:p>
      <text:p text:style-name="P502"><text:span text:style-name="T503">As before, the leading<text:s/></text:span><text:span text:style-name="T504">Single Dot</text:span><text:span text:style-name="T505"><text:s/>can be discarded as it will be assumed as the<text:s/></text:span><text:span text:style-name="T506">Default</text:span><text:span text:style-name="T507"><text:s/>start to any<text:s/></text:span><text:span text:style-name="T508">Address</text:span><text:span text:style-name="T509">.</text:span></text:p>
      <text:p text:style-name="P510">&lt;&gt;</text:p>
      <text:p text:style-name="P511"><text:soft-page-break/><text:span text:style-name="T512">S</text:span><text:span text:style-name="T513">lide 8:</text:span></text:p>
      <text:p text:style-name="P514"><text:span text:style-name="T515">And so to my<text:s/></text:span><text:span text:style-name="T516">Acknowledgements</text:span><text:span text:style-name="T517"><text:s/>to the many sources of support and inspiration leant heavily upon during the construction of this body of profound instruction.</text:span></text:p>
      <text:p text:style-name="P518"><text:span text:style-name="T519">&l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52in" fo:margin-left="0.7916in" fo:margin-bottom="0.252in" fo:margin-right="0.25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pjudge</meta:initial-creator>
    <dc:creator>dpjudge</dc:creator>
    <meta:creation-date>2018-06-24T14:07:00Z</meta:creation-date>
    <dc:date>2018-06-26T16:52:00Z</dc:date>
    <meta:template xlink:href="Normal" xlink:type="simple"/>
    <meta:editing-cycles>1</meta:editing-cycles>
    <meta:editing-duration>PT15480S</meta:editing-duration>
    <meta:document-statistic meta:page-count="5" meta:paragraph-count="9" meta:word-count="701" meta:character-count="4688" meta:row-count="33" meta:non-whitespace-character-count="3996"/>
  </office:meta>
</office:document-meta>
</file>